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-color="#dee6ef" draw:textarea-horizontal-align="justify" draw:textarea-vertical-align="middle" draw:auto-grow-height="false" fo:min-height="0.664cm" fo:min-width="15.59cm" fo:padding-top="0.176cm" fo:padding-bottom="0.176cm" fo:padding-left="0.301cm" fo:padding-right="0.301cm"/>
      <style:paragraph-properties style:writing-mode="lr-tb"/>
    </style:style>
    <style:style style:name="gr2" style:family="graphic" style:parent-style-name="standard">
      <style:graphic-properties svg:stroke-width="0.102cm" svg:stroke-color="#000000" draw:marker-start-width="0.356cm" draw:marker-end-width="0.356cm" draw:fill-color="#b4c7dc" draw:textarea-horizontal-align="justify" draw:textarea-vertical-align="middle" draw:auto-grow-height="false" fo:min-height="0.664cm" fo:min-width="12.098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-width="0.356cm" draw:fill-color="#ffb66c" draw:textarea-horizontal-align="justify" draw:textarea-vertical-align="middle" draw:auto-grow-height="false" fo:min-height="0.664cm" fo:min-width="2.645cm" fo:padding-top="0.176cm" fo:padding-bottom="0.176cm" fo:padding-left="0.301cm" fo:padding-right="0.301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b2b2b2" draw:textarea-vertical-align="middle" draw:auto-grow-height="false" fo:min-height="0.969cm" fo:min-width="1.35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-color="#729fcf" draw:textarea-horizontal-align="justify" draw:textarea-vertical-align="middle" draw:auto-grow-height="false" fo:min-height="0.664cm" fo:min-width="8.085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-color="#77bc65" draw:textarea-horizontal-align="justify" draw:textarea-vertical-align="middle" draw:auto-grow-height="false" fo:min-height="0.664cm" fo:min-width="3.208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-color="#729fcf" draw:textarea-horizontal-align="justify" draw:textarea-vertical-align="middle" draw:auto-grow-height="false" fo:min-height="0.664cm" fo:min-width="12.098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356cm" draw:marker-end-width="0.356cm" draw:fill-color="#e0c2cd" draw:textarea-horizontal-align="justify" draw:textarea-vertical-align="middle" draw:auto-grow-height="false" fo:min-height="0.664cm" fo:min-width="1.938cm" fo:padding-top="0.176cm" fo:padding-bottom="0.176cm" fo:padding-left="0.301cm" fo:padding-right="0.3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5cm" fo:min-width="10.1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8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1.91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-color="#ffb66c"/>
      <style:paragraph-properties fo:text-align="center" style:writing-mode="lr-tb"/>
    </style:style>
    <style:style style:name="P5" style:family="paragraph">
      <loext:graphic-properties draw:fill-color="#b2b2b2"/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-color="#77bc65"/>
      <style:paragraph-properties fo:text-align="center" style:writing-mode="lr-tb"/>
    </style:style>
    <style:style style:name="P8" style:family="paragraph">
      <loext:graphic-properties draw:fill-color="#e0c2cd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Calibri2" fo:font-size="18pt" style:font-size-asian="18pt" style:font-size-complex="18pt"/>
    </style:style>
    <style:style style:name="P10" style:family="paragraph">
      <loext:graphic-properties draw:fill="none"/>
      <style:paragraph-properties style:writing-mode="lr-tb"/>
    </style:style>
    <style:style style:name="T1" style:family="text">
      <style:text-properties style:font-name="Calibri2" fo:font-size="18pt" fo:font-weight="bold" style:font-size-asian="18pt" style:font-weight-asian="bold" style:font-size-complex="18pt"/>
    </style:style>
    <style:style style:name="T2" style:family="text">
      <style:text-properties style:font-name="Calibri2" fo:font-size="18pt" style:font-size-asian="18pt" style:font-size-complex="18pt"/>
    </style:style>
    <style:style style:name="T3" style:family="text">
      <style:text-properties style:font-name="Calibri2" fo:font-size="14pt" style:font-size-asian="14pt" style:font-size-complex="14pt"/>
    </style:style>
    <style:style style:name="T4" style:family="text">
      <style:text-properties style:font-name="Calibri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6.192cm" svg:height="1.016cm" svg:x="0.3cm" svg:y="0.3cm">
          <text:p text:style-name="P1">Dataset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draw:layer="layout" svg:width="12.7cm" svg:height="1.016cm" svg:x="0.3cm" svg:y="3.4cm">
            <text:p text:style-name="P1">Tra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247cm" svg:height="1.016cm" svg:x="13.2cm" svg:y="3.4cm">
            <text:p text:style-name="P1">Te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1.905cm" svg:height="1.27cm" svg:x="12.047cm" svg:y="2.51cm">
            <text:p/>
            <draw:enhanced-geometry svg:viewBox="0 0 21600 21600" draw:mirror-vertical="false" draw:mirror-horizontal="false" draw:text-areas="0 0 21600 21600" draw:type="circular-arrow" draw:modifiers="178.826140736269 -19.0115170229153 5034.3122469308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5" draw:text-style-name="P6" draw:layer="layout" svg:width="8.687cm" svg:height="1.016cm" svg:x="0.3cm" svg:y="6.887cm">
            <text:p text:style-name="P1">Tra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3.81cm" svg:height="1.016cm" svg:x="9.19cm" svg:y="6.877cm">
            <text:p text:style-name="P1">Validatio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6" draw:layer="layout" svg:width="12.7cm" svg:height="1.016cm" svg:x="0.3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54cm" svg:height="1.016cm" svg:x="10.46cm" svg:y="10.598cm">
          <text:p text:style-name="P1">Test/v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2.7cm" svg:height="1.016cm" svg:x="0.3cm" svg:y="11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2.7cm" svg:height="1.016cm" svg:x="0.3cm" svg:y="12.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2.7cm" svg:height="1.016cm" svg:x="0.3cm" svg:y="13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2.7cm" svg:height="1.016cm" svg:x="0.3cm" svg:y="14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54cm" svg:height="1.016cm" svg:x="7.92cm" svg:y="11.614cm">
          <text:p text:style-name="P1">Test/v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54cm" svg:height="1.016cm" svg:x="5.38cm" svg:y="12.63cm">
          <text:p text:style-name="P1">Test/v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54cm" svg:height="1.016cm" svg:x="2.84cm" svg:y="13.646cm">
          <text:p text:style-name="P1">Test/v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54cm" svg:height="1.016cm" svg:x="0.3cm" svg:y="14.662cm">
          <text:p text:style-name="P1">Test/v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0.167cm" svg:height="2.025cm" svg:x="0.335cm" svg:y="1.452cm">
          <draw:text-box>
            <text:p><text:span text:style-name="T1">Model evaluation</text:span><text:span text:style-name="T2">: hold-out a test set </text:span></text:p>
            <text:p><text:span text:style-name="T3">– </text:span><text:span text:style-name="T3">mod.fit(X_train, y_train)</text:span></text:p>
            <text:p><text:span text:style-name="T3">– </text:span><text:span text:style-name="T3">mod.predic(X_test)</text:span><text:span text:style-name="T2"> </text:span></text:p>
          </draw:text-box>
        </draw:frame>
        <draw:frame draw:style-name="gr10" draw:text-style-name="P9" draw:layer="layout" svg:width="12.029cm" svg:height="2.378cm" svg:x="0.336cm" svg:y="4.552cm">
          <draw:text-box>
            <text:p><text:span text:style-name="T4">Model selection</text:span><text:span text:style-name="T2">: hold-out a validation set</text:span></text:p>
            <text:p><text:span text:style-name="T3">– </text:span><text:span text:style-name="T3">Explore hyper-parameters grid</text:span></text:p>
            <text:p><text:span text:style-name="T3">– </text:span><text:span text:style-name="T3">Fit on train, evaluate on validation</text:span></text:p>
            <text:p><text:span text:style-name="T3">– </text:span><text:span text:style-name="T3">Pick best hyper-parameter</text:span></text:p>
          </draw:text-box>
        </draw:frame>
        <draw:custom-shape draw:style-name="gr4" draw:text-style-name="P5" draw:layer="layout" svg:width="1.905cm" svg:height="1.27cm" svg:x="8.821cm" svg:y="5.886cm">
          <text:p/>
          <draw:enhanced-geometry svg:viewBox="0 0 21600 21600" draw:mirror-vertical="false" draw:mirror-horizontal="false" draw:text-areas="0 0 21600 21600" draw:type="circular-arrow" draw:modifiers="178.826140736269 -19.0115170229153 5034.3122469308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0" draw:layer="layout" svg:width="13.942cm" svg:height="2.168cm" svg:x="0.328cm" svg:y="8.426cm">
          <draw:text-box>
            <text:p><text:span text:style-name="T4">Cross-validation</text:span><text:span text:style-name="T2">: when dataset is too small for to apply hold-out strategy. CV Can be used for model evaluation or/and model selection. 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family-generic="swiss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16.764cm" fo:page-height="16.0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7:36:37.102212095</meta:creation-date>
    <dc:date>2020-12-02T10:53:22.449201868</dc:date>
    <meta:editing-duration>PT47M42S</meta:editing-duration>
    <meta:editing-cycles>13</meta:editing-cycles>
    <meta:generator>LibreOffice/6.4.6.2$Linux_X86_64 LibreOffice_project/40$Build-2</meta:generator>
    <meta:document-statistic meta:object-count="22"/>
  </office:meta>
</office:document-meta>
</file>